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9c6e"/>
    </style:style>
    <style:style style:name="P2" style:family="paragraph" style:parent-style-name="Text_20_body">
      <style:paragraph-properties fo:margin-left="0.1181in" fo:margin-right="0.0591in" fo:margin-top="0.028in" fo:margin-bottom="0.028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b9c6e" officeooo:paragraph-rsid="001b9c6e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officeooo:paragraph-rsid="001c2ac7"/>
    </style:style>
    <style:style style:name="P9" style:family="paragraph" style:parent-style-name="Standard">
      <style:text-properties style:font-name="DejaVu Sans" fo:font-size="10pt" officeooo:rsid="001b9c6e" officeooo:paragraph-rsid="001b9c6e" style:font-size-asian="10pt" style:font-size-complex="10pt"/>
    </style:style>
    <style:style style:name="P10" style:family="paragraph" style:parent-style-name="Standard">
      <style:text-properties style:font-name="DejaVu Sans" fo:font-size="10pt" officeooo:rsid="001b9c6e" officeooo:paragraph-rsid="001c2ac7" style:font-size-asian="10pt" style:font-size-complex="10pt"/>
    </style:style>
    <style:style style:name="P11" style:family="paragraph" style:parent-style-name="Standard">
      <style:text-properties style:font-name="DejaVu Sans" fo:font-size="10pt" officeooo:rsid="001b9c6e" officeooo:paragraph-rsid="001e664d" style:font-size-asian="10pt" style:font-size-complex="10pt"/>
    </style:style>
    <style:style style:name="P12" style:family="paragraph" style:parent-style-name="Standard">
      <style:text-properties style:font-name="DejaVu Sans" fo:font-size="10pt" fo:font-weight="bold" officeooo:rsid="001b9c6e" officeooo:paragraph-rsid="001b9c6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" fo:font-size="10pt" officeooo:rsid="001fc01b" officeooo:paragraph-rsid="001fc01b" style:font-size-asian="10pt" style:font-size-complex="10pt"/>
    </style:style>
    <style:style style:name="P14" style:family="paragraph" style:parent-style-name="Standard">
      <style:text-properties style:font-name="DejaVu Sans" fo:font-size="10pt" fo:font-weight="bold" officeooo:rsid="001fc01b" officeooo:paragraph-rsid="001fc01b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c7bd8" style:text-blinking="false" fo:background-color="transparent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officeooo:rsid="001e664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c0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005afa3-7fff-298e-35c6-94dd0aaad431"/>Санкт-Петербургский национальный исследовательский университет информационных технологий, механики и оптики</text:p>
      <text:p text:style-name="Text_20_body"/>
      <text:p text:style-name="P3">Кафедра Вычислительной техник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Лабораторная работа № <text:span text:style-name="T4">2</text:span></text:p>
      <text:p text:style-name="P4">по дисциплине: </text:p>
      <text:p text:style-name="P7">“<text:span text:style-name="T1">Языки системного программирования”</text:span></text:p>
      <text:p text:style-name="Text_20_body"><text:line-break/><text:line-break/></text:p>
      <text:p text:style-name="Text_20_body"/>
      <text:p text:style-name="P5">Выполнил:</text:p>
      <text:p text:style-name="P5">студент группы Р3201</text:p>
      <text:p text:style-name="P6">Федотова Маргарита</text:p>
      <text:p text:style-name="Text_20_body"><text:line-break/></text:p>
      <text:p text:style-name="P5">Преподаватель:</text:p>
      <text:p text:style-name="P5">Балакшин Павел Валерьевич</text:p>
      <text:p text:style-name="Text_20_body"/>
      <text:p text:style-name="P1"/>
      <text:p text:style-name="P1"/>
      <text:p text:style-name="P1"><text:line-break/><text:line-break/><text:line-break/></text:p>
      <text:p text:style-name="P4">Санкт-Петербург</text:p>
      <text:p text:style-name="P16">2018</text:p>
      <text:p text:style-name="P8"><text:soft-page-break/><text:span text:style-name="T2">Ассемблерный листинг</text:span><text:tab/></text:p>
      <text:p text:style-name="P14">colon.inc</text:p>
      <text:p text:style-name="P13"/>
      <text:p text:style-name="P13"><text:s text:c="4"/>%define next 0</text:p>
      <text:p text:style-name="P13"><text:s text:c="4"/>%macro colon 2</text:p>
      <text:p text:style-name="P13"><text:tab/>%%next: dq next</text:p>
      <text:p text:style-name="P13"><text:s text:c="8"/>db %1, 0</text:p>
      <text:p text:style-name="P13"><text:tab/>%2: </text:p>
      <text:p text:style-name="P13"><text:tab/>%define next %%next</text:p>
      <text:p text:style-name="P13"><text:s text:c="4"/>%endmacro</text:p>
      <text:p text:style-name="P13"/>
      <text:p text:style-name="P14">dict.asm</text:p>
      <text:p text:style-name="P13"/>
      <text:p text:style-name="P13">global find_word</text:p>
      <text:p text:style-name="P13"/>
      <text:p text:style-name="P13">extern string_equals</text:p>
      <text:p text:style-name="P13"/>
      <text:p text:style-name="P13">;rsi - str</text:p>
      <text:p text:style-name="P13">;rdi - last word</text:p>
      <text:p text:style-name="P13">;rax - return addr | 0 </text:p>
      <text:p text:style-name="P13">find_word:</text:p>
      <text:p text:style-name="P13"><text:s text:c="4"/>xor rax, rax</text:p>
      <text:p text:style-name="P13"><text:s text:c="4"/>mov r9, rdi</text:p>
      <text:p text:style-name="P13"/>
      <text:p text:style-name="P13"><text:s text:c="4"/>.loop:</text:p>
      <text:p text:style-name="P13"><text:tab/>lea rdi, [r9+8]</text:p>
      <text:p text:style-name="P13"/>
      <text:p text:style-name="P13"><text:tab/>push r9</text:p>
      <text:p text:style-name="P13"><text:tab/>push rdi</text:p>
      <text:p text:style-name="P13"><text:tab/>push rsi</text:p>
      <text:p text:style-name="P13"><text:tab/>call string_equals</text:p>
      <text:p text:style-name="P13"><text:tab/>pop rsi</text:p>
      <text:p text:style-name="P13"><text:tab/>pop rdi</text:p>
      <text:p text:style-name="P13"><text:tab/>pop r9</text:p>
      <text:p text:style-name="P13"/>
      <text:p text:style-name="P13"><text:tab/>cmp rax, 1</text:p>
      <text:p text:style-name="P13"><text:tab/>jz .end</text:p>
      <text:p text:style-name="P13"/>
      <text:p text:style-name="P13"><text:tab/>mov r9, [r9]</text:p>
      <text:p text:style-name="P13"><text:tab/>test r9, r9</text:p>
      <text:p text:style-name="P13"><text:tab/>jnz .loop</text:p>
      <text:p text:style-name="P13"/>
      <text:p text:style-name="P13"><text:s text:c="4"/>.end:</text:p>
      <text:p text:style-name="P13"><text:tab/>mov rax, r9 ; 0 if last</text:p>
      <text:p text:style-name="P13"><text:tab/>ret</text:p>
      <text:p text:style-name="P13"/>
      <text:p text:style-name="P14">main.asm</text:p>
      <text:p text:style-name="P13"/>
      <text:p text:style-name="P13">global _start</text:p>
      <text:p text:style-name="P13"/>
      <text:p text:style-name="P13">extern print_char</text:p>
      <text:p text:style-name="P13">extern print_string</text:p>
      <text:p text:style-name="P13">extern exit</text:p>
      <text:p text:style-name="P13">extern find_word</text:p>
      <text:p text:style-name="P13">extern read_word</text:p>
      <text:p text:style-name="P13">extern string_length</text:p>
      <text:p text:style-name="P13"/>
      <text:p text:style-name="P13">%include "colon.inc"</text:p>
      <text:p text:style-name="P13">section .data</text:p>
      <text:p text:style-name="P13">%include "words.inc"</text:p>
      <text:p text:style-name="P13"/>
      <text:p text:style-name="P13">no_word db "Word doesn't exist.", 0</text:p>
      <text:p text:style-name="P13"/>
      <text:p text:style-name="P13">section .text</text:p>
      <text:p text:style-name="P13">_start:</text:p>
      <text:p text:style-name="P13"><text:s text:c="4"/>push rbp</text:p>
      <text:p text:style-name="P13"><text:s text:c="4"/>mov rbp, rsp</text:p>
      <text:p text:style-name="P13"/>
      <text:p text:style-name="P13"><text:s text:c="4"/>mov rcx, 255 ;max</text:p>
      <text:p text:style-name="P13"><text:s text:c="4"/>sub rsp, rcx</text:p>
      <text:p text:style-name="P13"><text:s text:c="4"/>mov rdi, rsp</text:p>
      <text:p text:style-name="P13"><text:s text:c="4"/>mov rsi, rcx</text:p>
      <text:p text:style-name="P13"><text:s text:c="4"/>call read_word</text:p>
      <text:p text:style-name="P13"/>
      <text:p text:style-name="P13"><text:s text:c="4"/>mov rsi, rax </text:p>
      <text:p text:style-name="P13"><text:s text:c="4"/>mov rdi, next</text:p>
      <text:p text:style-name="P13"/>
      <text:p text:style-name="P13"><text:s text:c="4"/>call find_word</text:p>
      <text:p text:style-name="P13"><text:s text:c="4"/>test rax, rax</text:p>
      <text:p text:style-name="P13"><text:s text:c="4"/>jz .error</text:p>
      <text:p text:style-name="P13"/>
      <text:p text:style-name="P13"><text:s text:c="4"/>.print:</text:p>
      <text:p text:style-name="P13"><text:tab/>lea rdx, [rax+8]</text:p>
      <text:p text:style-name="P13"/>
      <text:p text:style-name="P13"><text:tab/>mov rdi, rdx</text:p>
      <text:p text:style-name="P13"><text:tab/>push rdx</text:p>
      <text:p text:style-name="P13"><text:tab/>call string_length</text:p>
      <text:p text:style-name="P13"><text:tab/>pop rdx</text:p>
      <text:p text:style-name="P13"/>
      <text:p text:style-name="P13"><text:tab/>add rdx, rax</text:p>
      <text:p text:style-name="P13"><text:tab/>inc rdx ; \0</text:p>
      <text:p text:style-name="P13"><text:tab/>mov rdi, rdx</text:p>
      <text:p text:style-name="P13"><text:tab/>call print_string</text:p>
      <text:p text:style-name="P13"><text:tab/>jmp .end</text:p>
      <text:p text:style-name="P13"/>
      <text:p text:style-name="P13"><text:s text:c="4"/>.error:</text:p>
      <text:p text:style-name="P13"><text:tab/>mov rdi, no_word</text:p>
      <text:p text:style-name="P13"/>
      <text:p text:style-name="P13"><text:tab/>push rdi</text:p>
      <text:p text:style-name="P13"><text:tab/>call string_length</text:p>
      <text:p text:style-name="P13"><text:tab/>pop rdi</text:p>
      <text:p text:style-name="P13"/>
      <text:p text:style-name="P13"><text:tab/>mov rdx, rax</text:p>
      <text:p text:style-name="P13"><text:tab/>mov rsi, rdi</text:p>
      <text:p text:style-name="P13"><text:tab/>mov rax, 1</text:p>
      <text:p text:style-name="P13"><text:tab/>mov rdi, 2</text:p>
      <text:p text:style-name="P13"><text:tab/>syscall</text:p>
      <text:p text:style-name="P13"/>
      <text:p text:style-name="P13"><text:s text:c="4"/>.end:</text:p>
      <text:p text:style-name="P13"><text:tab/>call exit</text:p>
      <text:p text:style-name="P13"><text:tab/>mov rsp, rbp</text:p>
      <text:p text:style-name="P13"><text:tab/>pop rbp</text:p>
      <text:p text:style-name="P13"><text:tab/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/>
    <style:master-page style:name="Endnot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5:53:15.937053697</meta:creation-date>
    <meta:generator>LibreOffice/6.1.2.1$Linux_X86_64 LibreOffice_project/10$Build-1</meta:generator>
    <dc:date>2018-10-30T06:13:49.306740245</dc:date>
    <meta:editing-duration>PT16M52S</meta:editing-duration>
    <meta:editing-cycles>4</meta:editing-cycles>
    <meta:document-statistic meta:table-count="0" meta:image-count="0" meta:object-count="0" meta:page-count="2" meta:paragraph-count="102" meta:word-count="240" meta:character-count="1508" meta:non-whitespace-character-count="1219"/>
  </office:meta>
</office:document-meta>
</file>